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83a" officeooo:paragraph-rsid="000a983a"/>
    </style:style>
    <style:style style:name="P2" style:family="paragraph" style:parent-style-name="Text_20_body" style:list-style-name="L1">
      <style:text-properties officeooo:rsid="000a983a" officeooo:paragraph-rsid="000a983a"/>
    </style:style>
    <style:style style:name="P3" style:family="paragraph" style:parent-style-name="Text_20_body" style:list-style-name="L1">
      <style:text-properties officeooo:paragraph-rsid="000a983a"/>
    </style:style>
    <style:style style:name="P4" style:family="paragraph" style:parent-style-name="Text_20_body" style:list-style-name="L2">
      <style:text-properties officeooo:rsid="000b4ca9" officeooo:paragraph-rsid="000b4ca9"/>
    </style:style>
    <style:style style:name="P5" style:family="paragraph" style:parent-style-name="Heading_20_3">
      <style:text-properties officeooo:rsid="000a983a" officeooo:paragraph-rsid="000a983a"/>
    </style:style>
    <style:style style:name="P6" style:family="paragraph" style:parent-style-name="Heading_20_1">
      <style:text-properties officeooo:rsid="000a983a" officeooo:paragraph-rsid="000a983a"/>
    </style:style>
    <style:style style:name="P7" style:family="paragraph" style:parent-style-name="Heading_20_1">
      <style:text-properties officeooo:paragraph-rsid="000a983a"/>
    </style:style>
    <style:style style:name="T1" style:family="text">
      <style:text-properties officeooo:rsid="000a983a"/>
    </style:style>
    <style:style style:name="T2" style:family="text">
      <style:text-properties officeooo:rsid="000b4c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Version 1.0 last change</text:span> 2020-11-13</text:p>
      <text:h text:style-name="P6" text:outline-level="1">Overview</text:h>
      <text:list xml:id="list2648758054" text:style-name="L1">
        <text:list-item>
          <text:p text:style-name="P3"><text:span text:style-name="T1">capture motion from webcam (Raspberry Pi 3) </text:span></text:p>
        </text:list-item>
        <text:list-item>
          <text:p text:style-name="P2">save video sequences to Firebase (Cloud Firestore)</text:p>
        </text:list-item>
        <text:list-item>
          <text:p text:style-name="P2">frontend to administrate, search and view motion </text:p>
        </text:list-item>
      </text:list>
      <text:h text:style-name="P7" text:outline-level="1"><text:span text:style-name="T1">Functionality</text:span></text:h>
      <text:h text:style-name="P5" text:outline-level="3">Capture motion video sequences on Raspi from webcam </text:h>
      <text:list xml:id="list152314790000596" text:continue-numbering="true" text:style-name="L1">
        <text:list-item>
          <text:p text:style-name="P2">store incoming video continuously to ringbuffer</text:p>
        </text:list-item>
        <text:list-item>
          <text:p text:style-name="P2">detect motion via background subtraction</text:p>
        </text:list-item>
        <text:list-item>
          <text:p text:style-name="P2">if motion present for a consecutive number of frames<text:span text:style-name="T2">: save ringbuffer (pre-trigger) and following camera frames to local file</text:span></text:p>
        </text:list-item>
      </text:list>
      <text:h text:style-name="Heading_20_3" text:outline-level="3">Save video sequences to firebase</text:h>
      <text:list xml:id="list957303208" text:style-name="L2">
        <text:list-item>
          <text:p text:style-name="P4">grant motion detection application on Raspberry Pi access to Firebase (time occurances) and Google Cloud Storage (video sequences)</text:p>
        </text:list-item>
        <text:list-item>
          <text:p text:style-name="P4">scheduled tranfer of time data and video sequences</text:p>
        </text:list-item>
        <text:list-item>
          <text:p text:style-name="P4">ringbuffer approach: keep data for certain time (e.g. 1 week) in database</text:p>
        </text:list-item>
        <text:list-item>
          <text:p text:style-name="P4">delete older entries thereafter</text:p>
        </text:list-item>
      </text:list>
      <text:h text:style-name="Heading_20_3" text:outline-level="3">Frontend</text:h>
      <text:p text:style-name="Text_20_body"/>
      <text:h text:style-name="Heading_20_1" text:outline-level="1">Constraints<text:span text:style-name="T2">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3T14:55:57.888022789</meta:creation-date>
    <meta:generator>LibreOffice/6.0.7.3$Linux_X86_64 LibreOffice_project/00m0$Build-3</meta:generator>
    <dc:date>2020-11-13T15:23:13.824058031</dc:date>
    <dc:creator>Holger Grzonka</dc:creator>
    <meta:editing-duration>PT9M57S</meta:editing-duration>
    <meta:editing-cycles>2</meta:editing-cycles>
    <meta:document-statistic meta:table-count="0" meta:image-count="0" meta:object-count="0" meta:page-count="1" meta:paragraph-count="17" meta:word-count="125" meta:character-count="808" meta:non-whitespace-character-count="706"/>
  </office:meta>
</office:document-meta>
</file>